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1BA00000164000001C8178CD34A.svg" manifest:media-type="image/svg+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page-number="1" fo:background-color="transparent" style:writing-mode="lr-tb"/>
      <style:text-properties style:font-name="Calibri1" fo:font-size="11pt" fo:font-weight="bold" officeooo:rsid="00d3fe33" officeooo:paragraph-rsid="0043939f" style:font-size-asian="11pt" style:font-weight-asian="bold" style:font-name-complex="Calibri2" style:font-size-complex="11pt" style:font-weight-complex="bold"/>
    </style:style>
    <style:style style:name="P2" style:family="paragraph">
      <loext:graphic-properties draw:fill="none" draw:fill-color="#b2b2b2" draw:opacity="50%"/>
    </style:style>
    <style:style style:name="P3" style:family="paragraph" style:parent-style-name="Heading_20_2" style:master-page-name="">
      <loext:graphic-properties draw:fill="none" draw:fill-color="#ff7644"/>
      <style:paragraph-properties fo:margin-left="0cm" fo:margin-right="0cm" fo:margin-top="0.349cm" fo:margin-bottom="0cm" style:contextual-spacing="false" fo:text-align="start" style:justify-single-word="false" fo:orphans="2" fo:widows="2" fo:text-indent="0.199cm" style:auto-text-indent="false" style:page-number="auto" fo:background-color="transparent" style:writing-mode="lr-tb"/>
      <style:text-properties officeooo:paragraph-rsid="0043939f"/>
    </style:style>
    <style:style style:name="P4" style:family="paragraph">
      <loext:graphic-properties draw:fill="solid" draw:fill-color="#dddddd" draw:opacity="50%"/>
    </style:style>
    <style:style style:name="P5" style:family="paragraph" style:parent-style-name="Standard">
      <style:paragraph-properties fo:margin-top="0.4cm" fo:margin-bottom="0.3cm" style:contextual-spacing="false"/>
      <style:text-properties style:font-name="Calibri1" fo:font-size="11pt" officeooo:paragraph-rsid="00b398df" style:font-size-asian="11pt" style:font-size-complex="11pt"/>
    </style:style>
    <style:style style:name="P6" style:family="paragraph" style:parent-style-name="Standard">
      <style:paragraph-properties fo:margin-top="0cm" fo:margin-bottom="0.3cm" style:contextual-spacing="false"/>
      <style:text-properties officeooo:paragraph-rsid="00c18ebc"/>
    </style:style>
    <style:style style:name="P7" style:family="paragraph" style:parent-style-name="Standard">
      <style:paragraph-properties fo:margin-top="0cm" fo:margin-bottom="0cm" style:contextual-spacing="false"/>
      <style:text-properties officeooo:paragraph-rsid="00c18ebc"/>
    </style:style>
    <style:style style:name="P8" style:family="paragraph" style:parent-style-name="Heading_20_2" style:master-page-name="">
      <loext:graphic-properties draw:fill="none"/>
      <style:paragraph-properties fo:margin-left="0.199cm" fo:margin-right="0cm" fo:margin-top="0.349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officeooo:rsid="00400a82" officeooo:paragraph-rsid="00400a82"/>
    </style:style>
    <style:style style:name="P9" style:family="paragraph">
      <loext:graphic-properties draw:fill-color="#dddddd" draw:opacity="50%"/>
    </style:style>
    <style:style style:name="P10" style:family="paragraph" style:parent-style-name="Standard" style:list-style-name="WWNum1" style:master-page-name="">
      <loext:graphic-properties draw:fill="none"/>
      <style:paragraph-properties fo:margin-left="0.771cm" fo:margin-right="0cm" fo:margin-top="0.3cm" fo:margin-bottom="0cm" style:contextual-spacing="false" fo:text-align="start" style:justify-single-word="false" fo:orphans="2" fo:widows="2" fo:text-indent="-0.6cm" style:auto-text-indent="false" style:page-number="auto" fo:background-color="transparent" fo:padding="0cm" fo:border="none" style:shadow="none" style:writing-mode="lr-tb" style:join-border="false"/>
      <style:text-properties officeooo:paragraph-rsid="00811482"/>
    </style:style>
    <style:style style:name="P11" style:family="paragraph" style:parent-style-name="Standard" style:list-style-name="WWNum1">
      <style:paragraph-properties fo:margin-left="0.771cm" fo:margin-right="0cm" fo:text-indent="-0.6cm" style:auto-text-indent="false" fo:padding="0cm" fo:border="none" style:shadow="none" style:join-border="false"/>
      <style:text-properties fo:font-size="11pt" officeooo:paragraph-rsid="00811482" style:font-size-asian="11pt" style:font-size-complex="11pt"/>
    </style:style>
    <style:style style:name="P12" style:family="paragraph" style:parent-style-name="Standard" style:list-style-name="WWNum1">
      <style:paragraph-properties fo:margin-left="0.771cm" fo:margin-right="0cm" fo:text-indent="-0.6cm" style:auto-text-indent="false" fo:padding="0cm" fo:border="none" style:shadow="none" style:join-border="false"/>
      <style:text-properties officeooo:paragraph-rsid="00811482"/>
    </style:style>
    <style:style style:name="P13" style:family="paragraph" style:parent-style-name="Standard" style:list-style-name="WWNum1">
      <loext:graphic-properties draw:fill="none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fo:background-color="transparent" fo:padding="0cm" fo:border="none" style:shadow="none" style:writing-mode="lr-tb" style:join-border="false"/>
      <style:text-properties officeooo:paragraph-rsid="00811482"/>
    </style:style>
    <style:style style:name="P14" style:family="paragraph" style:parent-style-name="Heading_20_2" style:master-page-name="">
      <loext:graphic-properties draw:fill="none"/>
      <style:paragraph-properties fo:margin-left="0.199cm" fo:margin-right="0cm" fo:margin-top="0.349cm" fo:margin-bottom="0cm" style:contextual-spacing="false" fo:text-align="start" style:justify-single-word="false" fo:orphans="2" fo:widows="2" fo:text-indent="0cm" style:auto-text-indent="false" style:page-number="auto" fo:background-color="transparent" style:writing-mode="lr-tb"/>
    </style:style>
    <style:style style:name="P15" style:family="paragraph" style:parent-style-name="Standard" style:master-page-name="">
      <loext:graphic-properties draw:fill="gradient" draw:fill-gradient-name="white_20_to_20_blue_20_gradient" draw:gradient-step-count="0"/>
      <style:paragraph-properties fo:margin-left="0.199cm" fo:margin-right="0cm" fo:margin-top="0.3cm" fo:margin-bottom="0cm" style:contextual-spacing="false" fo:text-align="start" style:justify-single-word="false" fo:orphans="2" fo:widows="2" fo:text-indent="0cm" style:auto-text-indent="false" style:page-number="auto" fo:background-color="#d4e2f0" style:writing-mode="lr-tb"/>
      <style:text-properties officeooo:paragraph-rsid="0098787b" fo:background-color="transparent"/>
    </style:style>
    <style:style style:name="P16" style:family="paragraph" style:parent-style-name="Standard" style:list-style-name="WWNum1">
      <loext:graphic-properties draw:fill="gradient" draw:fill-gradient-name="white_20_to_20_really_20_light_20_blue" draw:gradient-step-count="0"/>
      <style:paragraph-properties fo:margin-left="0.771cm" fo:margin-right="0cm" fo:text-indent="-0.6cm" style:auto-text-indent="false" fo:background-color="#f3f8fe"/>
      <style:text-properties officeooo:paragraph-rsid="00a5be67"/>
    </style:style>
    <style:style style:name="P17" style:family="paragraph" style:parent-style-name="Standard" style:list-style-name="List_20_1" style:master-page-name="">
      <loext:graphic-properties draw:fill="gradient" draw:fill-gradient-name="white_20_to_20_really_20_light_20_blue" draw:gradient-step-count="0"/>
      <style:paragraph-properties style:page-number="auto" fo:background-color="#f3f8fe"/>
      <style:text-properties fo:font-size="11pt" officeooo:paragraph-rsid="00c18ebc" style:font-size-asian="11pt" style:font-size-complex="11pt"/>
    </style:style>
    <style:style style:name="P18" style:family="paragraph" style:parent-style-name="Standard" style:list-style-name="List_20_1" style:master-page-name="">
      <loext:graphic-properties draw:fill="gradient" draw:fill-gradient-name="white_20_to_20_really_20_light_20_blue" draw:gradient-step-count="0"/>
      <style:paragraph-properties style:page-number="auto" fo:background-color="#f3f8fe"/>
      <style:text-properties officeooo:paragraph-rsid="00c18ebc"/>
    </style:style>
    <style:style style:name="P19" style:family="paragraph" style:parent-style-name="Standard">
      <loext:graphic-properties draw:fill="gradient" draw:fill-gradient-name="white_20_to_20_blue_20_gradient" draw:gradient-step-count="0"/>
      <style:paragraph-properties fo:margin-left="0.199cm" fo:margin-right="0cm" fo:margin-top="0.3cm" fo:margin-bottom="0cm" style:contextual-spacing="false" fo:line-height="100%" fo:text-indent="0cm" style:auto-text-indent="false" fo:background-color="#d4e2f0"/>
      <style:text-properties style:font-name="Calibri1" fo:font-size="11pt" fo:font-weight="bold" officeooo:rsid="009767ad" officeooo:paragraph-rsid="0098787b" fo:background-color="transparent" style:font-size-asian="11pt" style:font-weight-asian="bold" style:font-name-complex="Calibri2" style:font-size-complex="11pt"/>
    </style:style>
    <style:style style:name="P20" style:family="paragraph" style:parent-style-name="Standard" style:list-style-name="WWNum1" style:master-page-name="">
      <loext:graphic-properties draw:fill="gradient" draw:fill-gradient-name="white_20_to_20_really_20_light_20_blue" draw:gradient-step-count="0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style:page-number="auto" fo:background-color="#f3f8fe" style:writing-mode="lr-tb"/>
      <style:text-properties officeooo:paragraph-rsid="00a03517"/>
    </style:style>
    <style:style style:name="P21" style:family="paragraph" style:parent-style-name="Standard" style:list-style-name="List_20_1" style:master-page-name="">
      <loext:graphic-properties draw:fill="gradient" draw:fill-gradient-name="white_20_to_20_really_20_light_20_blue" draw:gradient-step-count="0"/>
      <style:paragraph-properties style:page-number="auto" fo:background-color="#f3f8fe"/>
      <style:text-properties style:font-name="Calibri1" fo:font-size="11pt" officeooo:rsid="00940f58" officeooo:paragraph-rsid="00c18ebc" fo:background-color="transparent" style:font-size-asian="11pt" style:font-name-complex="Calibri2" style:font-size-complex="11pt"/>
    </style:style>
    <style:style style:name="P22" style:family="paragraph" style:parent-style-name="Standard">
      <loext:graphic-properties draw:fill="gradient" draw:fill-gradient-name="white_20_to_20_darkish_20_peach" draw:gradient-step-count="0"/>
      <style:paragraph-properties fo:margin-left="0.199cm" fo:margin-right="0cm" fo:margin-top="0.3cm" fo:margin-bottom="0cm" style:contextual-spacing="false" fo:line-height="100%" fo:text-indent="0cm" style:auto-text-indent="false" fo:background-color="#ffded2"/>
      <style:text-properties style:font-name="Calibri1" fo:font-size="11pt" officeooo:paragraph-rsid="0098787b" fo:background-color="transparent" style:font-size-asian="11pt" style:font-name-complex="Calibri2" style:font-size-complex="11pt"/>
    </style:style>
    <style:style style:name="P23" style:family="paragraph" style:parent-style-name="Standard" style:list-style-name="WWNum1" style:master-page-name="">
      <loext:graphic-properties draw:fill="gradient" draw:fill-gradient-name="white_20_to_20_even_20_lighter_20_peach" draw:gradient-step-count="0"/>
      <style:paragraph-properties fo:margin-left="0.771cm" fo:margin-right="0cm" fo:text-indent="-0.6cm" style:auto-text-indent="false" style:page-number="auto" fo:background-color="#fff0ea"/>
      <style:text-properties officeooo:paragraph-rsid="00a03517"/>
    </style:style>
    <style:style style:name="P24" style:family="paragraph" style:parent-style-name="Standard">
      <loext:graphic-properties draw:fill="gradient" draw:fill-gradient-name="white_20_to_20_darkish_20_peach" draw:gradient-step-count="0"/>
      <style:paragraph-properties fo:margin-left="0.199cm" fo:margin-right="0cm" fo:margin-top="0.3cm" fo:margin-bottom="0cm" style:contextual-spacing="false" fo:line-height="100%" fo:text-indent="0cm" style:auto-text-indent="false" fo:background-color="#ffded2"/>
      <style:text-properties officeooo:paragraph-rsid="0098787b"/>
    </style:style>
    <style:style style:name="P25" style:family="paragraph" style:parent-style-name="Standard" style:list-style-name="WWNum1" style:master-page-name="">
      <loext:graphic-properties draw:fill="gradient" draw:fill-gradient-name="white_20_to_20_even_20_lighter_20_peach" draw:gradient-step-count="0"/>
      <style:paragraph-properties fo:margin-left="0.771cm" fo:margin-right="0cm" fo:text-indent="-0.6cm" style:auto-text-indent="false" style:page-number="auto" fo:background-color="#fff0ea" fo:padding="0cm" fo:border="none" style:shadow="none" style:join-border="false"/>
      <style:text-properties officeooo:paragraph-rsid="0096c129"/>
    </style:style>
    <style:style style:name="P26" style:family="paragraph" style:parent-style-name="Standard">
      <style:paragraph-properties fo:margin-left="0.771cm" fo:margin-right="0cm" fo:text-indent="-0.6cm" style:auto-text-indent="false" fo:padding="0cm" fo:border="none" style:shadow="none" style:join-border="false"/>
      <style:text-properties style:font-name="Calibri1" fo:font-size="11pt" officeooo:rsid="0096c129" officeooo:paragraph-rsid="0096c129" style:font-size-asian="11pt" style:font-name-complex="Calibri2" style:font-size-complex="11pt"/>
    </style:style>
    <style:style style:name="P27" style:family="paragraph" style:parent-style-name="Standard">
      <loext:graphic-properties draw:fill="gradient" draw:fill-gradient-name="white_20_to_20_blue_20_gradient" draw:gradient-step-count="0"/>
      <style:paragraph-properties fo:margin-left="0.199cm" fo:margin-right="0cm" fo:margin-top="0.3cm" fo:margin-bottom="0cm" style:contextual-spacing="false" fo:line-height="100%" fo:text-indent="0cm" style:auto-text-indent="false" fo:break-before="page" fo:background-color="#d4e2f0"/>
      <style:text-properties officeooo:paragraph-rsid="009c0beb"/>
    </style:style>
    <style:style style:name="P28" style:family="paragraph" style:parent-style-name="Standard" style:list-style-name="WWNum1" style:master-page-name="">
      <loext:graphic-properties draw:fill="gradient" draw:fill-gradient-name="white_20_to_20_really_20_light_20_blue" draw:gradient-step-count="0"/>
      <style:paragraph-properties fo:margin-left="0.771cm" fo:margin-right="0cm" fo:text-indent="-0.6cm" style:auto-text-indent="false" style:page-number="auto" fo:background-color="#f3f8fe" fo:padding="0cm" fo:border="none" style:shadow="none" style:join-border="false"/>
      <style:text-properties officeooo:paragraph-rsid="0096c129"/>
    </style:style>
    <style:style style:name="P29" style:family="paragraph" style:parent-style-name="Standard">
      <loext:graphic-properties draw:fill="gradient" draw:fill-gradient-name="white_20_to_20_blue_20_gradient" draw:gradient-step-count="0"/>
      <style:paragraph-properties fo:margin-left="0.199cm" fo:margin-right="0cm" fo:margin-top="0.3cm" fo:margin-bottom="0cm" style:contextual-spacing="false" fo:line-height="100%" fo:text-indent="0cm" style:auto-text-indent="false" fo:background-color="#d4e2f0"/>
      <style:text-properties officeooo:paragraph-rsid="0098787b"/>
    </style:style>
    <style:style style:name="P30" style:family="paragraph" style:parent-style-name="Standard" style:list-style-name="WWNum1" style:master-page-name="">
      <loext:graphic-properties draw:fill="gradient" draw:fill-gradient-name="white_20_to_20_really_20_light_20_blue" draw:gradient-step-count="0"/>
      <style:paragraph-properties fo:margin-left="0.771cm" fo:margin-right="0cm" fo:text-indent="-0.6cm" style:auto-text-indent="false" style:page-number="auto" fo:background-color="#f3f8fe" fo:padding="0cm" fo:border="none" style:shadow="none" style:join-border="false"/>
      <style:text-properties officeooo:paragraph-rsid="00c1c209"/>
    </style:style>
    <style:style style:name="P31" style:family="paragraph" style:parent-style-name="Standard" style:master-page-name="">
      <loext:graphic-properties draw:fill="gradient" draw:fill-gradient-name="white_20_to_20_darkish_20_peach" draw:gradient-step-count="0"/>
      <style:paragraph-properties fo:margin-left="0.199cm" fo:margin-right="0cm" fo:margin-top="0.3cm" fo:margin-bottom="0cm" style:contextual-spacing="false" fo:line-height="100%" fo:text-indent="0cm" style:auto-text-indent="false" style:page-number="auto" fo:background-color="#ffded2"/>
      <style:text-properties style:font-name="Calibri1" fo:font-size="11pt" fo:font-weight="bold" officeooo:paragraph-rsid="0098787b" fo:background-color="transparent" style:font-size-asian="11pt" style:font-weight-asian="bold" style:font-name-complex="Calibri2" style:font-size-complex="11pt"/>
    </style:style>
    <style:style style:name="P32" style:family="paragraph" style:parent-style-name="Standard" style:list-style-name="WWNum1">
      <loext:graphic-properties draw:fill="gradient" draw:fill-gradient-name="white_20_to_20_even_20_lighter_20_peach" draw:gradient-step-count="0"/>
      <style:paragraph-properties fo:margin-left="0.771cm" fo:margin-right="0cm" fo:text-indent="-0.6cm" style:auto-text-indent="false" fo:background-color="#fff0ea"/>
      <style:text-properties officeooo:paragraph-rsid="00a5be67"/>
    </style:style>
    <style:style style:name="P33" style:family="paragraph" style:parent-style-name="Standard" style:master-page-name="">
      <loext:graphic-properties draw:fill="gradient" draw:fill-gradient-name="white_20_to_20_blue_20_gradient" draw:gradient-step-count="0"/>
      <style:paragraph-properties fo:margin-left="0.199cm" fo:margin-right="0cm" fo:margin-top="0.3cm" fo:margin-bottom="0cm" style:contextual-spacing="false" fo:line-height="100%" fo:text-align="start" style:justify-single-word="false" fo:orphans="2" fo:widows="2" fo:text-indent="0cm" style:auto-text-indent="false" style:page-number="auto" fo:break-before="auto" fo:break-after="auto" fo:background-color="#d4e2f0" style:writing-mode="lr-tb"/>
      <style:text-properties officeooo:paragraph-rsid="0098787b"/>
    </style:style>
    <style:style style:name="P34" style:family="paragraph" style:parent-style-name="Standard" style:list-style-name="WWNum1" style:master-page-name="">
      <loext:graphic-properties draw:fill="gradient" draw:fill-gradient-name="white_20_to_20_really_20_light_20_blue" draw:gradient-step-count="0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style:page-number="auto" fo:background-color="#f3f8fe" fo:padding="0cm" fo:border="none" style:shadow="none" style:writing-mode="lr-tb" style:join-border="false">
        <style:tab-stops/>
      </style:paragraph-properties>
    </style:style>
    <style:style style:name="P35" style:family="paragraph" style:parent-style-name="Standard" style:list-style-name="WWNum1">
      <loext:graphic-properties draw:fill="gradient" draw:fill-gradient-name="white_20_to_20_really_20_light_20_blue" draw:gradient-step-count="0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fo:background-color="#f3f8fe" fo:padding="0cm" fo:border="none" style:shadow="none" style:writing-mode="lr-tb" style:join-border="false"/>
      <style:text-properties officeooo:paragraph-rsid="0096ddb4"/>
    </style:style>
    <style:style style:name="P36" style:family="paragraph" style:parent-style-name="Standard" style:list-style-name="WWNum1">
      <loext:graphic-properties draw:fill="gradient" draw:fill-gradient-name="white_20_to_20_really_20_light_20_blue" draw:gradient-step-count="0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fo:background-color="#f3f8fe" fo:padding="0cm" fo:border="none" style:shadow="none" style:writing-mode="lr-tb" style:join-border="false"/>
      <style:text-properties officeooo:paragraph-rsid="00c36080"/>
    </style:style>
    <style:style style:name="P37" style:family="paragraph" style:parent-style-name="Heading_20_2">
      <loext:graphic-properties draw:fill="none"/>
      <style:paragraph-properties fo:margin-left="0.199cm" fo:margin-right="0cm" fo:margin-top="0.349cm" fo:margin-bottom="0cm" style:contextual-spacing="false" fo:text-align="start" style:justify-single-word="false" fo:orphans="2" fo:widows="2" fo:text-indent="0cm" style:auto-text-indent="false" fo:background-color="transparent" style:writing-mode="lr-tb"/>
      <style:text-properties officeooo:paragraph-rsid="0093dfdf"/>
    </style:style>
    <style:style style:name="P38" style:family="paragraph" style:parent-style-name="Standard" style:master-page-name="">
      <loext:graphic-properties draw:fill="none"/>
      <style:paragraph-properties fo:margin-left="0.199cm" fo:margin-right="0cm" fo:margin-top="0.4cm" fo:margin-bottom="0.101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dbe714"/>
    </style:style>
    <style:style style:name="P39" style:family="paragraph" style:parent-style-name="Standard" style:master-page-name="">
      <loext:graphic-properties draw:fill="none"/>
      <style:paragraph-properties fo:margin-left="0.199cm" fo:margin-right="0cm" fo:margin-top="0.101cm" fo:margin-bottom="0.101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dbe714"/>
    </style:style>
    <style:style style:name="P40" style:family="paragraph" style:parent-style-name="Standard">
      <loext:graphic-properties draw:fill="none"/>
      <style:paragraph-properties fo:margin-left="0.199cm" fo:margin-right="0cm" fo:margin-top="0.101cm" fo:margin-bottom="0.101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dbe714"/>
    </style:style>
    <style:style style:name="P41" style:family="paragraph" style:parent-style-name="Heading_20_2" style:master-page-name="">
      <loext:graphic-properties draw:fill="none"/>
      <style:paragraph-properties fo:margin-left="0.199cm" fo:margin-right="0cm" fo:margin-top="0.349cm" fo:margin-bottom="0.101cm" style:contextual-spacing="false" fo:text-align="start" style:justify-single-word="false" fo:orphans="2" fo:widows="2" fo:text-indent="0cm" style:auto-text-indent="false" style:page-number="auto" fo:background-color="transparent" style:writing-mode="lr-tb"/>
    </style:style>
    <style:style style:name="P42" style:family="paragraph" style:parent-style-name="Standard" style:master-page-name="">
      <loext:graphic-properties draw:fill="none"/>
      <style:paragraph-properties fo:margin-left="0.199cm" fo:margin-right="0cm" fo:margin-top="0.4cm" fo:margin-bottom="0cm" style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style:font-name="Calibri1" fo:font-size="11pt" fo:font-weight="bold" officeooo:paragraph-rsid="003ce056" style:font-size-asian="11pt" style:font-weight-asian="bold" style:font-name-complex="Calibri2" style:font-size-complex="11pt" style:font-weight-complex="bold"/>
    </style:style>
    <style:style style:name="P43" style:family="paragraph" style:parent-style-name="Standard" style:master-page-name="">
      <loext:graphic-properties draw:fill="none"/>
      <style:paragraph-properties fo:margin-left="0.199cm" fo:margin-right="0.199cm" fo:margin-top="0.3cm" fo:margin-bottom="0.3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fo:font-size="11pt" fo:font-style="normal" officeooo:paragraph-rsid="00c53c3a" style:font-size-asian="11pt" style:font-style-asian="normal" style:font-size-complex="11pt" style:font-style-complex="normal"/>
    </style:style>
    <style:style style:name="P44" style:family="paragraph" style:parent-style-name="Standard">
      <loext:graphic-properties draw:fill="none"/>
      <style:paragraph-properties fo:margin-left="0.199cm" fo:margin-right="0.199cm" fo:margin-top="0cm" fo:margin-bottom="0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size="11pt" fo:font-style="normal" officeooo:paragraph-rsid="00c53c3a" style:font-size-asian="11pt" style:font-style-asian="normal" style:font-size-complex="11pt" style:font-style-complex="normal"/>
    </style:style>
    <style:style style:name="T1" style:family="text">
      <style:text-properties style:font-name="Calibri1" fo:font-size="11pt" style:font-size-asian="11pt" style:font-name-complex="Calibri2" style:font-size-complex="11pt"/>
    </style:style>
    <style:style style:name="T2" style:family="text">
      <style:text-properties officeooo:rsid="0043939f"/>
    </style:style>
    <style:style style:name="T3" style:family="text">
      <style:text-properties style:text-underline-style="none" fo:font-weight="normal" officeooo:rsid="0043939f" fo:background-color="#eee97e" loext:char-shading-value="0" style:font-weight-asian="normal" style:font-weight-complex="normal"/>
    </style:style>
    <style:style style:name="T4" style:family="text">
      <style:text-properties fo:font-weight="bold" officeooo:rsid="00bfea7f" style:font-weight-asian="bold" style:font-weight-complex="bold"/>
    </style:style>
    <style:style style:name="T5" style:family="text">
      <style:text-properties officeooo:rsid="00bfea7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ac9d59" style:font-weight-asian="bold" style:font-weight-complex="bold"/>
    </style:style>
    <style:style style:name="T8" style:family="text">
      <style:text-properties style:font-name="Calibri1" fo:font-size="11pt" fo:font-weight="normal" style:font-size-asian="11pt" style:font-weight-asian="normal" style:font-size-complex="11pt" style:font-weight-complex="normal"/>
    </style:style>
    <style:style style:name="T9" style:family="text">
      <style:text-properties style:font-name="Calibri1" fo:font-size="11pt" fo:font-weight="normal" officeooo:rsid="00d4d884" style:font-size-asian="11pt" style:font-weight-asian="normal" style:font-size-complex="11pt" style:font-weight-complex="normal"/>
    </style:style>
    <style:style style:name="T10" style:family="text">
      <style:text-properties fo:font-size="11pt" officeooo:rsid="00811482" fo:background-color="transparent" loext:char-shading-value="0" style:font-size-asian="11pt" style:font-size-complex="11pt"/>
    </style:style>
    <style:style style:name="T11" style:family="text">
      <style:text-properties fo:font-size="11pt" officeooo:rsid="00ad842e" fo:background-color="transparent" loext:char-shading-value="0" style:font-size-asian="11pt" style:font-size-complex="11pt"/>
    </style:style>
    <style:style style:name="T12" style:family="text">
      <style:text-properties fo:font-size="11pt" officeooo:rsid="0088299b" fo:background-color="transparent" loext:char-shading-value="0" style:font-size-asian="11pt" style:font-size-complex="11pt"/>
    </style:style>
    <style:style style:name="T13" style:family="text">
      <style:text-properties fo:font-size="11pt" officeooo:rsid="00896972" fo:background-color="transparent" loext:char-shading-value="0" style:font-size-asian="11pt" style:font-size-complex="11pt"/>
    </style:style>
    <style:style style:name="T14" style:family="text">
      <style:text-properties fo:font-size="11pt" officeooo:rsid="009248c1" fo:background-color="transparent" loext:char-shading-value="0" style:font-size-asian="11pt" style:font-size-complex="11pt"/>
    </style:style>
    <style:style style:name="T15" style:family="text">
      <style:text-properties style:font-name="Calibri1" fo:font-size="11pt" fo:font-weight="bold" style:font-size-asian="11pt" style:font-weight-asian="bold" style:font-name-complex="Calibri2" style:font-size-complex="11pt"/>
    </style:style>
    <style:style style:name="T16" style:family="text">
      <style:text-properties style:font-name="Calibri1" fo:font-size="11pt" fo:font-weight="bold" officeooo:rsid="001366e7" style:font-size-asian="11pt" style:font-weight-asian="bold" style:font-name-complex="Calibri2" style:font-size-complex="11pt"/>
    </style:style>
    <style:style style:name="T17" style:family="text">
      <style:text-properties style:font-name="Calibri1" fo:font-size="11pt" fo:font-weight="bold" officeooo:rsid="00506283" style:font-size-asian="11pt" style:font-weight-asian="bold" style:font-name-complex="Calibri2" style:font-size-complex="11pt"/>
    </style:style>
    <style:style style:name="T18" style:family="text">
      <style:text-properties style:font-name="Calibri1" fo:font-size="11pt" fo:font-weight="bold" officeooo:rsid="008a6fdd" style:font-size-asian="11pt" style:font-weight-asian="bold" style:font-name-complex="Calibri2" style:font-size-complex="11pt"/>
    </style:style>
    <style:style style:name="T19" style:family="text">
      <style:text-properties style:font-name="Calibri1" fo:font-size="11pt" fo:font-weight="bold" officeooo:rsid="002c21ef" style:font-size-asian="11pt" style:font-weight-asian="bold" style:font-name-complex="Calibri2" style:font-size-complex="11pt"/>
    </style:style>
    <style:style style:name="T20" style:family="text">
      <style:text-properties style:font-name="Calibri1" fo:font-size="11pt" fo:font-weight="bold" officeooo:rsid="009767ad" style:font-size-asian="11pt" style:font-weight-asian="bold" style:font-name-complex="Calibri2" style:font-size-complex="11pt"/>
    </style:style>
    <style:style style:name="T21" style:family="text">
      <style:text-properties fo:color="#d8643a" loext:opacity="100%" style:font-name="Calibri1" fo:font-size="11pt" fo:font-weight="bold" officeooo:rsid="0096c129" fo:background-color="transparent" loext:char-shading-value="0" style:font-size-asian="11pt" style:font-weight-asian="bold" style:font-name-complex="Calibri2" style:font-size-complex="11pt" style:font-weight-complex="bold"/>
    </style:style>
    <style:style style:name="T22" style:family="text">
      <style:text-properties style:font-name="Calibri1" officeooo:rsid="00940f58" fo:background-color="transparent" loext:char-shading-value="0" style:font-name-complex="Calibri2"/>
    </style:style>
    <style:style style:name="T23" style:family="text">
      <style:text-properties style:font-name="Calibri1" fo:background-color="transparent" loext:char-shading-value="0" style:font-name-complex="Calibri2"/>
    </style:style>
    <style:style style:name="T24" style:family="text">
      <style:text-properties style:font-name="Calibri1" officeooo:rsid="005ab2ed" fo:background-color="transparent" loext:char-shading-value="0" style:font-name-complex="Calibri2"/>
    </style:style>
    <style:style style:name="T25" style:family="text">
      <style:text-properties style:font-name="Calibri1" officeooo:rsid="001aa24e" fo:background-color="transparent" loext:char-shading-value="0" style:font-name-complex="Calibri2"/>
    </style:style>
    <style:style style:name="T26" style:family="text">
      <style:text-properties style:font-name="Calibri1" officeooo:rsid="005af4d8" fo:background-color="transparent" loext:char-shading-value="0" style:font-name-complex="Calibri2"/>
    </style:style>
    <style:style style:name="T27" style:family="text">
      <style:text-properties style:font-name="Calibri1" officeooo:rsid="005bf07b" fo:background-color="transparent" loext:char-shading-value="0" style:font-name-complex="Calibri2"/>
    </style:style>
    <style:style style:name="T28" style:family="text">
      <style:text-properties style:font-name="Calibri1" fo:font-size="11pt" officeooo:rsid="00940f58" fo:background-color="transparent" loext:char-shading-value="0" style:font-size-asian="11pt" style:font-name-complex="Calibri2" style:font-size-complex="11pt"/>
    </style:style>
    <style:style style:name="T29" style:family="text">
      <style:text-properties style:font-name="Calibri1" fo:font-size="11pt" officeooo:rsid="001ce79d" fo:background-color="transparent" loext:char-shading-value="0" style:font-size-asian="11pt" style:font-name-complex="Calibri2" style:font-size-complex="11pt"/>
    </style:style>
    <style:style style:name="T30" style:family="text">
      <style:text-properties style:font-name="Calibri1" fo:font-size="11pt" officeooo:rsid="005ab2ed" fo:background-color="transparent" loext:char-shading-value="0" style:font-size-asian="11pt" style:font-name-complex="Calibri2" style:font-size-complex="11pt"/>
    </style:style>
    <style:style style:name="T31" style:family="text">
      <style:text-properties style:font-name="Calibri1" fo:font-size="11pt" officeooo:rsid="009d3b48" fo:background-color="transparent" loext:char-shading-value="0" style:font-size-asian="11pt" style:font-name-complex="Calibri2" style:font-size-complex="11pt"/>
    </style:style>
    <style:style style:name="T32" style:family="text">
      <style:text-properties style:font-name="Calibri1" fo:font-size="11pt" officeooo:rsid="005bf07b" fo:background-color="transparent" loext:char-shading-value="0" style:font-size-asian="11pt" style:font-name-complex="Calibri2" style:font-size-complex="11pt"/>
    </style:style>
    <style:style style:name="T33" style:family="text">
      <style:text-properties style:font-name="Calibri1" fo:font-size="11pt" officeooo:rsid="007a9380" fo:background-color="transparent" loext:char-shading-value="0" style:font-size-asian="11pt" style:font-name-complex="Calibri2" style:font-size-complex="11pt"/>
    </style:style>
    <style:style style:name="T34" style:family="text">
      <style:text-properties style:font-name="Calibri1" fo:font-size="11pt" officeooo:rsid="005310b8" fo:background-color="transparent" loext:char-shading-value="0" style:font-size-asian="11pt" style:font-name-complex="Calibri2" style:font-size-complex="11pt"/>
    </style:style>
    <style:style style:name="T35" style:family="text">
      <style:text-properties style:font-name="Calibri1" fo:font-size="11pt" officeooo:rsid="005dac39" fo:background-color="transparent" loext:char-shading-value="0" style:font-size-asian="11pt" style:font-name-complex="Calibri2" style:font-size-complex="11pt"/>
    </style:style>
    <style:style style:name="T36" style:family="text">
      <style:text-properties style:font-name="Calibri1" officeooo:rsid="006defbb" fo:background-color="transparent" loext:char-shading-value="0" style:font-name-complex="Calibri2"/>
    </style:style>
    <style:style style:name="T37" style:family="text">
      <style:text-properties style:font-name="Calibri1" officeooo:rsid="005dac39" fo:background-color="transparent" loext:char-shading-value="0" style:font-name-complex="Calibri2"/>
    </style:style>
    <style:style style:name="T38" style:family="text">
      <style:text-properties style:font-name="Calibri1" fo:font-size="11pt" officeooo:rsid="005af4d8" fo:background-color="transparent" loext:char-shading-value="0" style:font-size-asian="11pt" style:font-name-complex="Calibri2" style:font-size-complex="11pt"/>
    </style:style>
    <style:style style:name="T39" style:family="text">
      <style:text-properties style:font-name="Calibri1" fo:font-size="11pt" officeooo:rsid="007cb206" fo:background-color="transparent" loext:char-shading-value="0" style:font-size-asian="11pt" style:font-name-complex="Calibri2" style:font-size-complex="11pt"/>
    </style:style>
    <style:style style:name="T40" style:family="text">
      <style:text-properties style:font-name="Calibri1" fo:font-size="11pt" fo:background-color="transparent" loext:char-shading-value="0" style:font-size-asian="11pt" style:font-name-complex="Calibri2" style:font-size-complex="11pt"/>
    </style:style>
    <style:style style:name="T41" style:family="text">
      <style:text-properties fo:font-weight="bold" officeooo:rsid="008a6fdd" style:font-weight-asian="bold"/>
    </style:style>
    <style:style style:name="T42" style:family="text">
      <style:text-properties fo:font-weight="bold" officeooo:rsid="001366e7" style:font-weight-asian="bold"/>
    </style:style>
    <style:style style:name="T43" style:family="text">
      <style:text-properties fo:font-weight="bold" officeooo:rsid="009767ad" style:font-weight-asian="bold"/>
    </style:style>
    <style:style style:name="T44" style:family="text">
      <style:text-properties fo:font-weight="bold" officeooo:rsid="00d2c2e7" style:font-weight-asian="bold"/>
    </style:style>
    <style:style style:name="T45" style:family="text">
      <style:text-properties style:font-name="Calibri1" fo:font-size="11pt" officeooo:rsid="0096c129" fo:background-color="transparent" loext:char-shading-value="0" style:font-size-asian="11pt" style:font-name-complex="Calibri2" style:font-size-complex="11pt"/>
    </style:style>
    <style:style style:name="T46" style:family="text">
      <style:text-properties style:font-name="Calibri1" fo:font-size="11pt" officeooo:rsid="00c18ebc" fo:background-color="transparent" loext:char-shading-value="0" style:font-size-asian="11pt" style:font-name-complex="Calibri2" style:font-size-complex="11pt"/>
    </style:style>
    <style:style style:name="T47" style:family="text">
      <style:text-properties style:font-name="Calibri1" fo:font-size="11pt" officeooo:rsid="00aa4fb5" fo:background-color="transparent" loext:char-shading-value="0" style:font-size-asian="11pt" style:font-name-complex="Calibri2" style:font-size-complex="11pt"/>
    </style:style>
    <style:style style:name="T48" style:family="text">
      <style:text-properties style:font-name="Calibri1" fo:font-size="11pt" fo:font-weight="bold" officeooo:rsid="0096c129" fo:background-color="transparent" loext:char-shading-value="0" style:font-size-asian="11pt" style:font-weight-asian="bold" style:font-name-complex="Calibri2" style:font-size-complex="11pt"/>
    </style:style>
    <style:style style:name="T49" style:family="text">
      <style:text-properties style:font-name="Calibri1" fo:font-size="11pt" fo:font-weight="bold" fo:background-color="transparent" loext:char-shading-value="0" style:font-size-asian="11pt" style:font-weight-asian="bold" style:font-name-complex="Calibri2" style:font-size-complex="11pt"/>
    </style:style>
    <style:style style:name="T50" style:family="text">
      <style:text-properties style:font-name="Calibri1" fo:font-size="11pt" fo:font-weight="bold" officeooo:rsid="001366e7" fo:background-color="transparent" loext:char-shading-value="0" style:font-size-asian="11pt" style:font-weight-asian="bold" style:font-name-complex="Calibri2" style:font-size-complex="11pt"/>
    </style:style>
    <style:style style:name="T51" style:family="text">
      <style:text-properties style:font-name="Calibri1" fo:font-size="11pt" fo:font-weight="bold" officeooo:rsid="009767ad" fo:background-color="transparent" loext:char-shading-value="0" style:font-size-asian="11pt" style:font-weight-asian="bold" style:font-name-complex="Calibri2" style:font-size-complex="11pt"/>
    </style:style>
    <style:style style:name="T52" style:family="text">
      <style:text-properties style:font-name="Calibri1" fo:font-size="11pt" fo:font-weight="bold" officeooo:rsid="00d2c2e7" fo:background-color="transparent" loext:char-shading-value="0" style:font-size-asian="11pt" style:font-weight-asian="bold" style:font-name-complex="Calibri2" style:font-size-complex="11pt"/>
    </style:style>
    <style:style style:name="T53" style:family="text">
      <style:text-properties style:font-name="Calibri1" fo:font-size="11pt" fo:font-style="normal" officeooo:rsid="0096c129" fo:background-color="transparent" loext:char-shading-value="0" style:font-size-asian="11pt" style:font-style-asian="normal" style:font-name-complex="Calibri2" style:font-size-complex="11pt" style:font-style-complex="normal"/>
    </style:style>
    <style:style style:name="T54" style:family="text">
      <style:text-properties style:font-name="Calibri1" fo:font-size="11pt" fo:font-style="normal" officeooo:rsid="00c18ebc" fo:background-color="transparent" loext:char-shading-value="0" style:font-size-asian="11pt" style:font-style-asian="normal" style:font-name-complex="Calibri2" style:font-size-complex="11pt" style:font-style-complex="normal"/>
    </style:style>
    <style:style style:name="T55" style:family="text">
      <style:text-properties style:font-name="Calibri1" fo:font-size="11pt" officeooo:rsid="0096c129" style:font-size-asian="11pt" style:font-name-complex="Calibri2" style:font-size-complex="11pt"/>
    </style:style>
    <style:style style:name="T56" style:family="text">
      <style:text-properties style:font-name="Calibri1" fo:font-size="11pt" fo:font-weight="bold" officeooo:rsid="00a1b1f0" fo:background-color="transparent" loext:char-shading-value="0" style:font-size-asian="11pt" style:font-weight-asian="bold" style:font-name-complex="Calibri2" style:font-size-complex="11pt"/>
    </style:style>
    <style:style style:name="T57" style:family="text">
      <style:text-properties style:font-name="Calibri1" fo:font-size="11pt" fo:font-weight="bold" officeooo:rsid="009d5b10" fo:background-color="transparent" loext:char-shading-value="0" style:font-size-asian="11pt" style:font-weight-asian="bold" style:font-name-complex="Calibri2" style:font-size-complex="11pt"/>
    </style:style>
    <style:style style:name="T58" style:family="text">
      <style:text-properties style:font-name="Calibri1" officeooo:rsid="00940f58" style:font-name-complex="Calibri2"/>
    </style:style>
    <style:style style:name="T59" style:family="text">
      <style:text-properties style:font-name="Calibri1" style:font-name-complex="Calibri2"/>
    </style:style>
    <style:style style:name="T60" style:family="text">
      <style:text-properties style:font-name="Calibri1" officeooo:rsid="001aa24e" style:font-name-complex="Calibri2"/>
    </style:style>
    <style:style style:name="T61" style:family="text">
      <style:text-properties style:font-name="Calibri1" officeooo:rsid="005310b8" style:font-name-complex="Calibri2"/>
    </style:style>
    <style:style style:name="T62" style:family="text">
      <style:text-properties style:font-name="Calibri1" officeooo:rsid="005bf07b" style:font-name-complex="Calibri2"/>
    </style:style>
    <style:style style:name="T63" style:family="text">
      <style:text-properties style:font-name="Calibri1" officeooo:rsid="007cb206" style:font-name-complex="Calibri2"/>
    </style:style>
    <style:style style:name="T64" style:family="text">
      <style:text-properties style:font-name="Calibri1" style:text-underline-style="none" officeooo:rsid="00a7140f" fo:background-color="#eee97e" loext:char-shading-value="0" style:font-name-complex="Calibri2" style:text-overline-style="none" style:text-overline-color="font-color"/>
    </style:style>
    <style:style style:name="T65" style:family="text">
      <style:text-properties style:font-name="Calibri1" style:text-underline-style="none" officeooo:rsid="007cb206" fo:background-color="#eee97e" loext:char-shading-value="0" style:font-name-complex="Calibri2" style:text-overline-style="none" style:text-overline-color="font-color"/>
    </style:style>
    <style:style style:name="T66" style:family="text">
      <style:text-properties style:font-name="Calibri1" fo:font-weight="bold" officeooo:rsid="007cb206" style:font-weight-asian="bold" style:font-name-complex="Calibri2" style:font-weight-complex="bold"/>
    </style:style>
    <style:style style:name="T67" style:family="text">
      <style:text-properties style:font-name="Calibri1" fo:font-weight="bold" officeooo:rsid="00940f58" fo:background-color="transparent" loext:char-shading-value="0" style:font-weight-asian="bold" style:font-name-complex="Calibri2" style:font-weight-complex="bold"/>
    </style:style>
    <style:style style:name="T68" style:family="text">
      <style:text-properties style:font-name="Calibri1" officeooo:rsid="0059ad0b" style:font-name-complex="Calibri2"/>
    </style:style>
    <style:style style:name="T69" style:family="text">
      <style:text-properties style:font-name="Calibri1" fo:font-size="11pt" fo:font-weight="bold" officeooo:rsid="0096ddb4" fo:background-color="transparent" loext:char-shading-value="0" style:font-size-asian="11pt" style:font-weight-asian="bold" style:font-name-complex="Calibri2" style:font-size-complex="11pt"/>
    </style:style>
    <style:style style:name="T70" style:family="text">
      <style:text-properties fo:color="#d8643a" loext:opacity="100%" style:font-name="Calibri1" fo:font-size="11pt" fo:font-style="normal" fo:font-weight="bold" officeooo:rsid="0096c129" fo:background-color="transparent" loext:char-shading-value="0" style:font-size-asian="11pt" style:font-style-asian="normal" style:font-weight-asian="bold" style:font-name-complex="Calibri2" style:font-size-complex="11pt" style:font-style-complex="normal" style:font-weight-complex="bold"/>
    </style:style>
    <style:style style:name="T71" style:family="text">
      <style:text-properties fo:font-size="11pt" fo:font-style="normal" officeooo:rsid="0096ddb4" style:font-size-asian="11pt" style:font-style-asian="normal" style:font-size-complex="11pt" style:font-style-complex="normal"/>
    </style:style>
    <style:style style:name="T72" style:family="text">
      <style:text-properties officeooo:rsid="0096ddb4"/>
    </style:style>
    <style:style style:name="T73" style:family="text">
      <style:text-properties officeooo:rsid="001366e7"/>
    </style:style>
    <style:style style:name="T74" style:family="text">
      <style:text-properties style:font-name="Calibri1" fo:font-size="11pt" fo:font-style="normal" officeooo:rsid="0096ddb4" style:font-size-asian="11pt" style:font-style-asian="normal" style:font-name-complex="Calibri2" style:font-size-complex="11pt" style:font-style-complex="normal"/>
    </style:style>
    <style:style style:name="T75" style:family="text">
      <style:text-properties style:font-name="Calibri1" fo:font-size="11pt" fo:font-style="normal" officeooo:rsid="00c18ebc" style:font-size-asian="11pt" style:font-style-asian="normal" style:font-name-complex="Calibri2" style:font-size-complex="11pt" style:font-style-complex="normal"/>
    </style:style>
    <style:style style:name="T76" style:family="text">
      <style:text-properties style:font-name="Calibri1" fo:font-size="11pt" officeooo:rsid="0096ddb4" style:font-size-asian="11pt" style:font-name-complex="Calibri2" style:font-size-complex="11pt"/>
    </style:style>
    <style:style style:name="T77" style:family="text">
      <style:text-properties style:font-name="Calibri1" fo:font-size="11pt" fo:font-weight="bold" officeooo:rsid="003e350f" style:font-size-asian="11pt" style:font-weight-asian="bold" style:font-name-complex="Calibri2" style:font-size-complex="11pt"/>
    </style:style>
    <style:style style:name="T78" style:family="text">
      <style:text-properties style:font-name="Calibri1" fo:font-size="11pt" officeooo:rsid="00940f58" style:font-size-asian="11pt" style:font-name-complex="Calibri2" style:font-size-complex="11pt"/>
    </style:style>
    <style:style style:name="T79" style:family="text">
      <style:text-properties style:font-name="Calibri1" fo:font-size="11pt" officeooo:rsid="005bf07b" style:font-size-asian="11pt" style:font-name-complex="Calibri2" style:font-size-complex="11pt"/>
    </style:style>
    <style:style style:name="T80" style:family="text">
      <style:text-properties style:font-name="Calibri1" fo:font-size="11pt" fo:font-weight="bold" style:font-size-asian="11pt" style:font-weight-asian="bold" style:font-name-complex="Calibri2" style:font-size-complex="11pt" style:font-weight-complex="bold"/>
    </style:style>
    <style:style style:name="T81" style:family="text">
      <style:text-properties style:font-name="Calibri1" fo:font-size="11pt" fo:font-weight="bold" officeooo:rsid="00a751c5" style:font-size-asian="11pt" style:font-weight-asian="bold" style:font-name-complex="Calibri2" style:font-size-complex="11pt" style:font-weight-complex="bold"/>
    </style:style>
    <style:style style:name="T82" style:family="text">
      <style:text-properties style:font-name="Calibri1" fo:font-size="11pt" fo:font-weight="bold" officeooo:rsid="00940f58" fo:background-color="transparent" loext:char-shading-value="0" style:font-size-asian="11pt" style:font-weight-asian="bold" style:font-name-complex="Calibri2" style:font-size-complex="11pt" style:font-weight-complex="bold"/>
    </style:style>
    <style:style style:name="T83" style:family="text">
      <style:text-properties style:font-name="Calibri1" fo:font-size="11pt" fo:font-weight="bold" officeooo:rsid="00940f58" style:font-size-asian="11pt" style:font-weight-asian="bold" style:font-name-complex="Calibri2" style:font-size-complex="11pt" style:font-weight-complex="bold"/>
    </style:style>
    <style:style style:name="T84" style:family="text">
      <style:text-properties style:font-name="Calibri1" fo:font-size="11pt" officeooo:rsid="001b7c95" style:font-size-asian="11pt" style:font-name-complex="Calibri2" style:font-size-complex="11pt"/>
    </style:style>
    <style:style style:name="T85" style:family="text">
      <style:text-properties officeooo:rsid="00940f58"/>
    </style:style>
    <style:style style:name="T86" style:family="text">
      <style:text-properties officeooo:rsid="005bf07b"/>
    </style:style>
    <style:style style:name="T87" style:family="text">
      <style:text-properties officeooo:rsid="0081de27"/>
    </style:style>
    <style:style style:name="T88" style:family="text">
      <style:text-properties style:font-name="Calibri1" fo:font-size="11pt" fo:font-weight="bold" officeooo:rsid="0096ddb4" style:font-size-asian="11pt" style:font-weight-asian="bold" style:font-name-complex="Calibri2" style:font-size-complex="11pt"/>
    </style:style>
    <style:style style:name="T89" style:family="text">
      <style:text-properties style:font-name="Calibri1" fo:font-size="11pt" fo:font-weight="bold" officeooo:rsid="00a8ec26" fo:background-color="transparent" loext:char-shading-value="0" style:font-size-asian="11pt" style:font-weight-asian="bold" style:font-name-complex="Calibri2" style:font-size-complex="11pt"/>
    </style:style>
    <style:style style:name="T90" style:family="text">
      <style:text-properties fo:font-size="11pt" fo:font-style="italic" officeooo:rsid="0096ddb4" style:font-size-asian="11pt" style:font-style-asian="italic" style:font-size-complex="11pt" style:font-style-complex="italic"/>
    </style:style>
    <style:style style:name="T91" style:family="text">
      <style:text-properties fo:font-size="11pt" officeooo:rsid="0096ddb4" style:font-size-asian="11pt" style:font-size-complex="11pt"/>
    </style:style>
    <style:style style:name="T92" style:family="text">
      <style:text-properties style:font-name="Calibri1" fo:font-size="11pt" fo:font-weight="bold" officeooo:rsid="00c36080" style:font-size-asian="11pt" style:font-weight-asian="bold" style:font-name-complex="Calibri2" style:font-size-complex="11pt"/>
    </style:style>
    <style:style style:name="T93" style:family="text">
      <style:text-properties style:font-name="Calibri1" fo:font-size="11pt" fo:font-weight="bold" officeooo:rsid="00e27de9" style:font-size-asian="11pt" style:font-weight-asian="bold" style:font-name-complex="Calibri2" style:font-size-complex="11pt"/>
    </style:style>
    <style:style style:name="T94" style:family="text">
      <style:text-properties fo:font-size="11pt" fo:font-style="italic" style:font-size-asian="11pt" style:font-style-asian="italic" style:font-size-complex="11pt" style:font-style-complex="italic"/>
    </style:style>
    <style:style style:name="T95" style:family="text">
      <style:text-properties fo:font-size="11pt" style:font-size-asian="11pt" style:font-size-complex="11pt"/>
    </style:style>
    <style:style style:name="T96" style:family="text">
      <style:text-properties fo:font-size="11pt" officeooo:rsid="00c44f0d" style:font-size-asian="11pt" style:font-size-complex="11pt"/>
    </style:style>
    <style:style style:name="T97" style:family="text">
      <style:text-properties fo:color="#2a6099" loext:opacity="100%" style:font-name="Calibri1" fo:font-size="11pt" fo:font-weight="bold" style:font-size-asian="11pt" style:font-weight-asian="bold" style:font-name-complex="Calibri2" style:font-size-complex="11pt"/>
    </style:style>
    <style:style style:name="T98" style:family="text">
      <style:text-properties style:font-name="Calibri1" fo:font-size="11pt" fo:font-weight="normal" style:font-size-asian="11pt" style:font-weight-asian="normal" style:font-name-complex="Calibri2" style:font-size-complex="11pt" style:font-weight-complex="normal"/>
    </style:style>
    <style:style style:name="T99" style:family="text">
      <style:text-properties style:font-name="Calibri1" fo:font-size="11pt" officeooo:rsid="00e04078" style:font-size-asian="11pt" style:font-name-complex="Calibri2" style:font-size-complex="11pt"/>
    </style:style>
    <style:style style:name="T100" style:family="text">
      <style:text-properties style:font-name="Calibri1" fo:font-size="11pt" officeooo:rsid="003c2c68" style:font-size-asian="11pt" style:font-name-complex="Calibri2" style:font-size-complex="11pt"/>
    </style:style>
    <style:style style:name="T101" style:family="text">
      <style:text-properties officeooo:rsid="00c53c3a"/>
    </style:style>
    <style:style style:name="T102" style:family="text">
      <style:text-properties officeooo:rsid="00c610d8"/>
    </style:style>
    <style:style style:name="gr1" style:family="graphic">
      <style:graphic-properties draw:stroke="none" draw:fill="none" draw:fill-color="#b2b2b2" draw:opacity="50%" draw:textarea-horizontal-align="justify" draw:textarea-vertical-align="middle" draw:auto-grow-height="false" fo:min-height="2.14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fill="solid" draw:fill-color="#dddddd" draw:opacity="50%" draw:textarea-horizontal-align="justify" draw:textarea-vertical-align="middle" draw:auto-grow-height="false" fo:min-height="0.859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color="#3465a4" draw:fill-color="#dddddd" draw:opacity="50%" draw:textarea-horizontal-align="justify" draw:textarea-vertical-align="middle" draw:auto-grow-height="false" fo:min-height="0.84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draw:fill-color="#dddddd" draw:opacity="50%" draw:textarea-horizontal-align="justify" draw:textarea-vertical-align="middle" draw:auto-grow-height="false" fo:min-height="0.84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custom-shape text:anchor-type="paragraph" draw:z-index="4" draw:name="Header box" draw:style-name="gr1" draw:text-style-name="P2" svg:width="15.925cm" svg:height="2.14cm" svg:x="0cm" svg:y="-0.012cm"><text:p/><draw:enhanced-geometry svg:viewBox="0 0 21600 21600" draw:mirror-horizontal="false" draw:mirror-vertical="false" draw:type="rectangle" draw:enhanced-path="M 0 0 L 21600 0 21600 21600 0 21600 0 0 Z N"/></draw:custom-shape>Name<text:tab/><text:tab/>Peter Smith<text:line-break/><text:span text:style-name="T2">Email<text:tab/><text:tab/></text:span><text:a xlink:type="simple" xlink:href="mailto:peter@cruelandunusual.be" text:style-name="Internet_20_link" text:visited-style-name="Visited_20_Internet_20_Link"><text:span text:style-name="T3">peter@cruelandunusual.be</text:span></text:a><text:span text:style-name="T2"><text:line-break/></text:span>Location<text:tab/>Edinburgh</text:p>
      <text:h text:style-name="P3" text:outline-level="2"><draw:custom-shape text:anchor-type="paragraph" draw:z-index="3" draw:name="Candidate Profile box" draw:style-name="gr2" draw:text-style-name="P4" svg:width="15.925cm" svg:height="0.86cm" svg:x="-0.002cm" svg:y="0.229cm"><text:p/><draw:enhanced-geometry svg:viewBox="0 0 21600 21600" draw:mirror-horizontal="false" draw:mirror-vertical="false" draw:type="rectangle" draw:enhanced-path="M 0 0 L 21600 0 21600 21600 0 21600 0 0 Z N"/></draw:custom-shape>CANDIDATE PROFILE</text:h>
      <text:p text:style-name="P5">I am an experienced candidate, with a long employment history in a wide variety of positions across multiple sectors: from <text:span text:style-name="T4">video shoots</text:span><text:span text:style-name="T5"> to </text:span><text:span text:style-name="T6">retail</text:span>, <text:span text:style-name="T7">software development</text:span> to <text:span text:style-name="T4">data entry</text:span>.</text:p>
      <text:p text:style-name="P6"><text:span text:style-name="Strong_20_Emphasis"><text:span text:style-name="T8">I am highly motivated, adaptable, and eager to learn new </text:span></text:span><text:span text:style-name="Strong_20_Emphasis"><text:span text:style-name="T9">skills</text:span></text:span><text:span text:style-name="Strong_20_Emphasis"><text:span text:style-name="T8">. I thrive in supportive team environments where the work is both varied and challenging, and aspire to be a supportive, positive colleague.</text:span></text:span></text:p>
      <text:p text:style-name="P7"><text:span text:style-name="Strong_20_Emphasis"><text:span text:style-name="T8">I constantly strive to achieve the best results possible in my work. I am a fast learner with excellent communication and interpersonal skills, and am strongly motivated to continue learning and growing in my career.</text:span></text:span></text:p>
      <text:h text:style-name="P8" text:outline-level="2"><draw:custom-shape text:anchor-type="paragraph" draw:z-index="1" draw:name="Key Skills box" draw:style-name="gr3" draw:text-style-name="P9" svg:width="15.925cm" svg:height="0.84cm" svg:x="0cm" svg:y="0.229cm"><text:p/><draw:enhanced-geometry svg:viewBox="0 0 21600 21600" draw:mirror-horizontal="false" draw:mirror-vertical="false" draw:type="rectangle" draw:enhanced-path="M 0 0 L 21600 0 21600 21600 0 21600 0 0 Z N"/></draw:custom-shape>KEY SKILLS</text:h>
      <text:list text:style-name="WWNum1">
        <text:list-item>
          <text:p text:style-name="P10"><text:span text:style-name="T10">Proven track record in working in demanding environment</text:span><text:span text:style-name="T11">s</text:span></text:p>
        </text:list-item>
        <text:list-item>
          <text:p text:style-name="P11">Proven team player with strong communication skills</text:p>
        </text:list-item>
        <text:list-item>
          <text:p text:style-name="P12"><text:span text:style-name="T10">Strong technical skills </text:span><text:span text:style-name="T12">and ability to adapt to new env</text:span><text:span text:style-name="T13">ironments</text:span><text:span text:style-name="T12">, absorb and learn new skills</text:span></text:p>
        </text:list-item>
        <text:list-item>
          <text:p text:style-name="P12"><text:span text:style-name="T10">Meticulous attention to detail, </text:span><text:span text:style-name="T12">delivering outcomes to the highest standard possible</text:span></text:p>
        </text:list-item>
        <text:list-item>
          <text:p text:style-name="P13"><text:span text:style-name="T14">Strong</text:span><text:span text:style-name="T10"> Microsoft Office skills (Excel, Word, etc.), </text:span><text:span text:style-name="T14">in addition to Google Sheets, Docs, etc.</text:span></text:p>
        </text:list-item>
      </text:list>
      <text:h text:style-name="P14" text:outline-level="2"><draw:custom-shape text:anchor-type="paragraph" draw:z-index="2" draw:name="Employment History box" draw:style-name="gr4" draw:text-style-name="P9" svg:width="15.925cm" svg:height="0.84cm" svg:x="0cm" svg:y="0.229cm"><text:p/><draw:enhanced-geometry svg:viewBox="0 0 21600 21600" draw:type="rectangle" draw:enhanced-path="M 0 0 L 21600 0 21600 21600 0 21600 0 0 Z N"/></draw:custom-shape>EMPLOYMENT HISTORY</text:h>
      <text:p text:style-name="P15"><text:span text:style-name="T15">Aug 2014 - </text:span><text:span text:style-name="T16">Nov 2024 – </text:span><text:span text:style-name="T17">Senior </text:span><text:span text:style-name="T18">Video</text:span><text:span text:style-name="T17"> </text:span><text:span text:style-name="T15">Edito</text:span><text:span text:style-name="T19">r, </text:span><text:span text:style-name="T15">Speakeasy Productions Ltd </text:span><text:span text:style-name="T20">(Edinburgh)</text:span></text:p>
      <text:list xml:id="list122012246216840" text:continue-numbering="true" text:style-name="WWNum1">
        <text:list-item>
          <text:p text:style-name="P16"><text:span text:style-name="Emphasis"><text:span text:style-name="T21">Permanent full-time role</text:span></text:span></text:p>
        </text:list-item>
      </text:list>
      <text:list xml:id="list4088946428" text:style-name="List_20_1">
        <text:list-item>
          <text:list>
            <text:list-item>
              <text:list>
                <text:list-item>
                  <text:p text:style-name="P17"><text:span text:style-name="T22">I w</text:span><text:span text:style-name="T23">ork</text:span><text:span text:style-name="T24">ed</text:span><text:span text:style-name="T23"> with </text:span><text:span text:style-name="T22">a large </text:span><text:span text:style-name="T25">production team</text:span><text:span text:style-name="T23"> and </text:span><text:span text:style-name="T26">internal and external </text:span><text:span text:style-name="T23">motion graphics artists to create </text:span><text:span text:style-name="T27">videos for private and public sector clients</text:span></text:p>
                </text:list-item>
                <text:list-item>
                  <text:p text:style-name="P18"><text:span text:style-name="T28">I m</text:span><text:span text:style-name="T29">anage</text:span><text:span text:style-name="T30">d</text:span><text:span text:style-name="T29"> all aspects of </text:span><text:span text:style-name="T31">the </text:span><text:span text:style-name="T29">editing </text:span><text:span text:style-name="T32">process</text:span><text:span text:style-name="T29">: </text:span><text:span text:style-name="T33">ingest, logging, </text:span><text:span text:style-name="T29">colour-correction, </text:span><text:span text:style-name="T34">audio mastering</text:span><text:span text:style-name="T29">, </text:span><text:span text:style-name="T34">motion </text:span><text:span text:style-name="T29">graphics, </text:span><text:span text:style-name="T34">subtitles, </text:span><text:span text:style-name="T35">picture-in-picture sign language, </text:span><text:span text:style-name="T33">delivery</text:span></text:p>
                </text:list-item>
                <text:list-item>
                  <text:p text:style-name="P17"><text:span text:style-name="T22">I w</text:span><text:span text:style-name="T27">orked across multiple projects concurrently, </text:span><text:span text:style-name="T36">at various stages of delivery, </text:span><text:span text:style-name="T37">often to tight deadlines</text:span></text:p>
                </text:list-item>
              </text:list>
            </text:list-item>
          </text:list>
        </text:list-item>
      </text:list>
      <text:p text:style-name="P19">Dec 2008 - Aug 2014 – Senior Video Editor, Republic Productions Ltd (Edinburgh)</text:p>
      <text:list xml:id="list122010570455053" text:continue-list="list122012246216840" text:style-name="WWNum1">
        <text:list-item>
          <text:p text:style-name="P20"><text:span text:style-name="Emphasis"><text:span text:style-name="T21">Permanent full-time role</text:span></text:span></text:p>
        </text:list-item>
      </text:list>
      <text:list xml:id="list122011970769707" text:continue-list="list4088946428" text:style-name="List_20_1">
        <text:list-item>
          <text:list>
            <text:list-item>
              <text:list>
                <text:list-item>
                  <text:p text:style-name="P21">As the company’s senior editor I was responsible for all technical and aesthetic aspects of video editing</text:p>
                </text:list-item>
                <text:list-item>
                  <text:p text:style-name="P18"><text:span text:style-name="T28">I r</text:span><text:span text:style-name="T34">ecord</text:span><text:span text:style-name="T38">ed </text:span><text:span text:style-name="T28">sound</text:span><text:span text:style-name="T38"> </text:span><text:span text:style-name="T34">and </text:span><text:span text:style-name="T39">operated camera</text:span><text:span text:style-name="T34"> </text:span><text:span text:style-name="T28">on location </text:span><text:span text:style-name="T34">when required</text:span></text:p>
                </text:list-item>
                <text:list-item>
                  <text:p text:style-name="P18"><text:span text:style-name="T28">I was responsible</text:span><text:span text:style-name="T32"> for m</text:span><text:span text:style-name="T40">aintenance of </text:span><text:span text:style-name="T32">all editing and production </text:span><text:span text:style-name="T40">software and hardware</text:span></text:p>
                </text:list-item>
                <text:list-item>
                  <text:p text:style-name="P18"><text:span text:style-name="T28">I was responsible</text:span><text:span text:style-name="T32"> for </text:span><text:span text:style-name="T34">procurement and </text:span><text:span text:style-name="T32">ongoing </text:span><text:span text:style-name="T34">maintenance of camera kit</text:span></text:p>
                </text:list-item>
              </text:list>
            </text:list-item>
          </text:list>
        </text:list-item>
      </text:list>
      <text:p text:style-name="P22"><text:span text:style-name="T41">May 2008 - Nov 2008</text:span><text:span text:style-name="T42"> – </text:span><text:span text:style-name="T43">Legal Document Transport Officer, Procurator Fiscal (Glasgow</text:span><text:span text:style-name="T44">)</text:span></text:p>
      <text:list text:continue-list="list122010570455053" text:style-name="WWNum1">
        <text:list-item>
          <text:p text:style-name="P23"><text:span text:style-name="Emphasis"><text:span text:style-name="T21">Temp role;</text:span></text:span><text:span text:style-name="T45"> </text:span><text:span text:style-name="T46">I was </text:span><text:span text:style-name="T45">responsible for </text:span><text:span text:style-name="T47">secure</text:span><text:span text:style-name="T45"> transport </text:span><text:span text:style-name="T47">of </text:span><text:span text:style-name="T45">court documents between legal teams at Glasgow's three court buildings and Procurator Fiscal headquarters</text:span></text:p>
        </text:list-item>
      </text:list>
      <text:p text:style-name="P24"><text:span text:style-name="T48">Oct</text:span><text:span text:style-name="T49"> 200</text:span><text:span text:style-name="T48">6 - Oct</text:span><text:span text:style-name="T49"> 200</text:span><text:span text:style-name="T48">7</text:span><text:span text:style-name="T50"> – </text:span><text:span text:style-name="T51">Banking Admin Assistant, National Savings &amp; Investments (Glasgow</text:span><text:span text:style-name="T52">)</text:span></text:p>
      <text:list text:continue-numbering="true" text:style-name="WWNum1">
        <text:list-item>
          <text:p text:style-name="P25"><text:span text:style-name="Emphasis"><text:span text:style-name="T21">Temp role;</text:span></text:span><text:span text:style-name="Emphasis"><text:span text:style-name="T53"> </text:span></text:span><text:span text:style-name="Emphasis"><text:span text:style-name="T54">I </text:span></text:span><text:span text:style-name="T55">worked as part of a team writing and sending letters to customers about changes in law affecting their accounts</text:span></text:p>
        </text:list-item>
      </text:list>
      <text:p text:style-name="P26"/>
      <text:p text:style-name="P27"><text:span text:style-name="T48">Feb 2002 - Jan 2008</text:span><text:span text:style-name="T50"> – </text:span><text:span text:style-name="T48">Freelance Director / Producer / </text:span><text:span text:style-name="T56">Editor </text:span><text:span text:style-name="T57">(UK wide)</text:span></text:p>
      <text:list xml:id="list122011075403368" text:continue-numbering="true" text:style-name="WWNum1">
        <text:list-item>
          <text:p text:style-name="P28"><text:span text:style-name="Emphasis"><text:span text:style-name="T21">Self-employed</text:span></text:span></text:p>
        </text:list-item>
      </text:list>
      <text:list xml:id="list122012069326241" text:continue-list="list122011970769707" text:style-name="List_20_1">
        <text:list-item>
          <text:list>
            <text:list-item>
              <text:list>
                <text:list-item>
                  <text:p text:style-name="P17"><text:span text:style-name="T58">I was responsible for d</text:span><text:span text:style-name="T59">irecting, </text:span><text:span text:style-name="T60">shooting </text:span><text:span text:style-name="T59">and editing </text:span><text:span text:style-name="T60">a variety of </text:span><text:span text:style-name="T59">projects </text:span><text:span text:style-name="T61">for public and private sector </text:span><text:span text:style-name="T62">clients</text:span></text:p>
                </text:list-item>
                <text:list-item>
                  <text:p text:style-name="P17"><text:span text:style-name="T58">I d</text:span><text:span text:style-name="T63">irected and shot a </text:span><text:a xlink:type="simple" xlink:href="https://youtu.be/InCGES-5KSg?si=RtQ8EHGtt-RBggbH&amp;t=0" text:style-name="Internet_20_link" text:visited-style-name="Visited_20_Internet_20_Link"><text:span text:style-name="T64">40-min </text:span><text:span text:style-name="T65">documentary</text:span></text:a><text:span text:style-name="T63"> on the Scottish band </text:span><text:span text:style-name="T66">Mogwai</text:span><text:span text:style-name="T63">, released along with their album </text:span><text:span text:style-name="T67">Mr</text:span><text:span text:style-name="T66">. Beast</text:span></text:p>
                </text:list-item>
                <text:list-item>
                  <text:p text:style-name="P17"><text:span text:style-name="T61">C</text:span><text:span text:style-name="T68">lients </text:span><text:span text:style-name="T22">included</text:span><text:span text:style-name="T68">: various music industry clients, including XL Recordings, Rock Action, Mogwai</text:span></text:p>
                </text:list-item>
                <text:list-item>
                  <text:p text:style-name="P17"><text:span text:style-name="T22">Communicating</text:span><text:span text:style-name="T59"> with end-user clients of all levels</text:span></text:p>
                </text:list-item>
              </text:list>
            </text:list-item>
          </text:list>
        </text:list-item>
      </text:list>
      <text:p text:style-name="P29"><text:span text:style-name="T48">Oct</text:span><text:span text:style-name="T49"> 200</text:span><text:span text:style-name="T69">3 - Mar</text:span><text:span text:style-name="T49"> 200</text:span><text:span text:style-name="T69">5</text:span><text:span text:style-name="T50"> – </text:span><text:span text:style-name="T69">Retail Shop Assistant, Bargain Books (Glasgow</text:span><text:span text:style-name="T52">)</text:span></text:p>
      <text:list text:continue-list="list122011075403368" text:style-name="WWNum1">
        <text:list-item>
          <text:p text:style-name="P30"><text:span text:style-name="Emphasis"><text:span text:style-name="T21">Permanent part-time role;</text:span></text:span><text:span text:style-name="Emphasis"><text:span text:style-name="T70"> </text:span></text:span><text:span text:style-name="Emphasis"><text:span text:style-name="T71">serving customers; cashing up; ordering new stock from wholesale supplier; shop floor stock replenishment</text:span></text:span></text:p>
        </text:list-item>
      </text:list>
      <text:p text:style-name="P31"><text:span text:style-name="T72">Oct</text:span> 2002 - <text:span text:style-name="T72">Aug</text:span> 200<text:span text:style-name="T72">3</text:span><text:span text:style-name="T73"> – Mortgage Division Admin Assistant, Abbey National (Glasgow)</text:span></text:p>
      <text:list text:continue-numbering="true" text:style-name="WWNum1">
        <text:list-item>
          <text:p text:style-name="P32"><text:span text:style-name="Emphasis"><text:span text:style-name="T21">Temp role;</text:span></text:span><text:span text:style-name="T74"> </text:span><text:span text:style-name="T75">I was part of a small team </text:span><text:span text:style-name="T74">respon</text:span><text:span text:style-name="T76">sible for processing mortgage and loan application paperwork</text:span></text:p>
        </text:list-item>
      </text:list>
      <text:p text:style-name="P33"><text:span text:style-name="T15">Jan 2000</text:span><text:span text:style-name="T49"> - </text:span><text:span text:style-name="T15">Dec 2001</text:span><text:span text:style-name="T50"> – </text:span><text:span text:style-name="T15">Software Developer, Agilent </text:span><text:span text:style-name="T49">Technologies</text:span><text:span text:style-name="T15"> GmbH </text:span><text:span text:style-name="T20">(</text:span><text:span text:style-name="T77">Stuttgart, Germany</text:span><text:span text:style-name="T20">)</text:span></text:p>
      <text:list xml:id="list122012266657425" text:continue-numbering="true" text:style-name="WWNum1">
        <text:list-item>
          <text:p text:style-name="P34"><text:span text:style-name="Emphasis"><text:span text:style-name="T21">Permanent full-time role</text:span></text:span></text:p>
        </text:list-item>
      </text:list>
      <text:list text:continue-list="list122012069326241" text:style-name="List_20_1">
        <text:list-item>
          <text:list>
            <text:list-item>
              <text:list>
                <text:list-item>
                  <text:p text:style-name="P18"><text:span text:style-name="T78">I </text:span><text:span text:style-name="T28">worked</text:span><text:span text:style-name="T79"> as part of a team developing </text:span><text:span text:style-name="T78">and maintaining</text:span><text:span text:style-name="T79"> </text:span><text:span text:style-name="T1">an in-house, </text:span><text:span text:style-name="T80">Oracle</text:span><text:span text:style-name="T1">-based, </text:span><text:span text:style-name="T81">Unix</text:span><text:span text:style-name="T79">-server hosted </text:span><text:span text:style-name="T1">payroll system</text:span></text:p>
                </text:list-item>
                <text:list-item>
                  <text:p text:style-name="P18"><text:span text:style-name="T78">I wrote </text:span><text:span text:style-name="T82">ASP</text:span><text:span text:style-name="T1">, </text:span><text:span text:style-name="T83">HTML</text:span><text:span text:style-name="T78">,</text:span><text:span text:style-name="T1"> </text:span><text:span text:style-name="T80">JavaScript</text:span><text:span text:style-name="T84"> </text:span><text:span text:style-name="T78">and </text:span><text:span text:style-name="T83">SQL</text:span><text:span text:style-name="T78"> to process user input, applying country-specific business logic as appropriate</text:span></text:p>
                </text:list-item>
                <text:list-item>
                  <text:p text:style-name="P18"><text:span text:style-name="T85">I w</text:span><text:span text:style-name="T86">rote </text:span><text:span text:style-name="T28">Bash</text:span><text:span text:style-name="T87"> </text:span><text:span text:style-name="T86">scripts to automate development and deployment tasks</text:span></text:p>
                </text:list-item>
              </text:list>
            </text:list-item>
          </text:list>
        </text:list-item>
      </text:list>
      <text:p text:style-name="P29"><text:span text:style-name="T88">Oct</text:span><text:span text:style-name="T15"> </text:span><text:span text:style-name="T88">1996</text:span><text:span text:style-name="T69"> - </text:span><text:span text:style-name="T88">Aug</text:span><text:span text:style-name="T15"> </text:span><text:span text:style-name="T88">1998</text:span><text:span text:style-name="T50"> – </text:span><text:span text:style-name="T69">Retail Shop Assistant, Bargain Books (East Kilbride</text:span><text:span text:style-name="T89">)</text:span></text:p>
      <text:list text:continue-list="list122012266657425" text:style-name="WWNum1">
        <text:list-item>
          <text:p text:style-name="P35"><text:span text:style-name="Emphasis"><text:span text:style-name="T21">Permanent part-time role;</text:span></text:span><text:span text:style-name="T90"> </text:span><text:span text:style-name="T91">serving customers; cashing up; ordering new stock from wholesale supplier; shop floor stock replenishment</text:span></text:p>
        </text:list-item>
      </text:list>
      <text:p text:style-name="P29"><text:span text:style-name="T92">Jul</text:span><text:span text:style-name="T93">y</text:span><text:span text:style-name="T88"> 199</text:span><text:span text:style-name="T92">2</text:span><text:span text:style-name="T88"> - </text:span><text:span text:style-name="T92">May</text:span><text:span text:style-name="T88"> 199</text:span><text:span text:style-name="T92">6</text:span><text:span text:style-name="T88"> – </text:span><text:span text:style-name="T92">Checkout</text:span><text:span text:style-name="T88"> Assistant, </text:span><text:span text:style-name="T92">Somerfield Supermarket</text:span><text:span text:style-name="T88"> (East </text:span><text:span text:style-name="T89">Kilbride</text:span><text:span text:style-name="T88">)</text:span></text:p>
      <text:list text:continue-numbering="true" text:style-name="WWNum1">
        <text:list-item>
          <text:p text:style-name="P36"><text:span text:style-name="Emphasis"><text:span text:style-name="T21">Permanent part-time role;</text:span></text:span><text:span text:style-name="T94"> </text:span><text:span text:style-name="T95">serving customers; cash </text:span><text:span text:style-name="T96">handling</text:span><text:span text:style-name="T95">; shop floor stock replenishment</text:span></text:p>
        </text:list-item>
      </text:list>
      <text:h text:style-name="P37" text:outline-level="2"><draw:custom-shape text:anchor-type="paragraph" draw:z-index="0" draw:name="Education and Qualifications box" draw:style-name="gr4" draw:text-style-name="P9" svg:width="15.925cm" svg:height="0.84cm" svg:x="0cm" svg:y="0.224cm"><text:p/><draw:enhanced-geometry svg:viewBox="0 0 21600 21600" draw:type="rectangle" draw:enhanced-path="M 0 0 L 21600 0 21600 21600 0 21600 0 0 Z N"/></draw:custom-shape>EDUCATION<text:span text:style-name="T97"> </text:span>AND<text:span text:style-name="T97"> </text:span>QUALIFICATIONS</text:h>
      <text:p text:style-name="P38"><text:span text:style-name="T80">1998 - 1999</text:span><text:span text:style-name="T1"> </text:span><text:span text:style-name="T80">– </text:span><text:span text:style-name="T98">Postgraduate Diploma Information Technology</text:span><text:span text:style-name="T1">, Glasgow Unive</text:span><text:span text:style-name="T99">­</text:span><text:span text:style-name="T1">rsity</text:span></text:p>
      <text:p text:style-name="P39"><text:span text:style-name="T80">1992 - 1996</text:span><text:span text:style-name="T1"> </text:span><text:span text:style-name="T80">– </text:span><text:span text:style-name="T98">MA Philosophy 2:1</text:span><text:span text:style-name="T1">, </text:span><text:span text:style-name="T100">Glasgow University</text:span></text:p>
      <text:p text:style-name="P40"><text:span text:style-name="T80">1986 - 1992</text:span><text:span text:style-name="T1"> </text:span><text:span text:style-name="T80">– </text:span><text:span text:style-name="T1">5 Highers, 1 Certificate of Sixth Year Studies, St Andrews High School</text:span></text:p>
      <text:h text:style-name="P41" text:outline-level="2"><draw:custom-shape text:anchor-type="paragraph" draw:z-index="5" draw:name="Voluntary work box" draw:style-name="gr4" draw:text-style-name="P9" svg:width="15.925cm" svg:height="0.84cm" svg:x="0cm" svg:y="0.118cm"><text:p/><draw:enhanced-geometry svg:viewBox="0 0 21600 21600" draw:mirror-horizontal="false" draw:mirror-vertical="false" draw:type="rectangle" draw:enhanced-path="M 0 0 L 21600 0 21600 21600 0 21600 0 0 Z N"/></draw:custom-shape>VOLUNTARY WORK AND OTHER INFORMATION</text:h>
      <text:p text:style-name="P42">2004 - 2005 – Volunteer, Glasgow Media Access Centre</text:p>
      <text:p text:style-name="P43">I <text:span text:style-name="T101">volunteered at Glasgow’s GMAC charity, which supports grassroots and amateur filmmakers by providing professional kit hire for much cheaper than standard rates, and provid</text:span><text:span text:style-name="T102">es</text:span><text:span text:style-name="T101"> practical training from industry professionals; standard volunteer positions were for three months, but I was asked to stay for a further three.</text:span></text:p>
      <text:p text:style-name="P44"><text:span text:style-name="T101">I </text:span>was responsible for checking equipment before and after hires, converting members’ videos between various formats (DV, BetaSP, etc), general maintenance of the equipment, and I helped organise and run their popular monthly event, Cafe Flicker, where members showed their most recent work. This volunteer position led directly to my breakthrough opportunity as a directo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white_20_to_20_blue_20_gradient" draw:display-name="white to blue gradient" draw:style="linear" draw:start-color="#ffffff" draw:end-color="#aac4e0" draw:start-intensity="100%" draw:end-intensity="100%" draw:angle="90deg" draw:border="0%">
      <loext:gradient-stop svg:offset="0" loext:color-type="rgb" loext:color-value="#ffffff"/>
      <loext:gradient-stop svg:offset="1" loext:color-type="rgb" loext:color-value="#aac4e0"/>
    </draw:gradient>
    <draw:gradient draw:name="white_20_to_20_darkish_20_peach" draw:display-name="white to darkish peach" draw:style="linear" draw:start-color="#ffffff" draw:end-color="#ffbda5" draw:start-intensity="100%" draw:end-intensity="100%" draw:angle="90deg" draw:border="0%">
      <loext:gradient-stop svg:offset="0" loext:color-type="rgb" loext:color-value="#ffffff"/>
      <loext:gradient-stop svg:offset="1" loext:color-type="rgb" loext:color-value="#ffbda5"/>
    </draw:gradient>
    <draw:gradient draw:name="white_20_to_20_even_20_lighter_20_peach" draw:display-name="white to even lighter peach" draw:style="linear" draw:start-color="#ffffff" draw:end-color="#ffe0d4" draw:start-intensity="100%" draw:end-intensity="100%" draw:angle="90deg" draw:border="0%">
      <loext:gradient-stop svg:offset="0" loext:color-type="rgb" loext:color-value="#ffffff"/>
      <loext:gradient-stop svg:offset="1" loext:color-type="rgb" loext:color-value="#ffe0d4"/>
    </draw:gradient>
    <draw:gradient draw:name="white_20_to_20_really_20_light_20_blue" draw:display-name="white to really light blue" draw:style="linear" draw:start-color="#ffffff" draw:end-color="#e7f1fc" draw:start-intensity="100%" draw:end-intensity="100%" draw:angle="90deg" draw:border="0%">
      <loext:gradient-stop svg:offset="0" loext:color-type="rgb" loext:color-value="#ffffff"/>
      <loext:gradient-stop svg:offset="1" loext:color-type="rgb" loext:color-value="#e7f1fc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1" fo:font-size="12pt" fo:language="en" fo:country="GB" style:letter-kerning="false" style:font-name-asian="Calibri2" style:font-size-asian="12pt" style:language-asian="en" style:country-asian="US" style:font-name-complex="Calibri2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Calibri1" fo:font-size="12pt" fo:language="en" fo:country="GB" style:letter-kerning="false" style:font-name-asian="Calibri2" style:font-size-asian="12pt" style:language-asian="en" style:country-asian="US" style:font-name-complex="Calibri2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847cm" fo:margin-bottom="0cm" style:contextual-spacing="false"/>
      <style:text-properties fo:color="#345a8a" loext:opacity="100%" fo:font-size="16pt" fo:font-weight="bold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353cm" fo:margin-bottom="0cm" style:contextual-spacing="false"/>
      <style:text-properties fo:color="#4f81bd" loext:opacity="100%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353cm" fo:margin-bottom="0cm" style:contextual-spacing="false"/>
      <style:text-properties fo:color="#4f81bd" loext:opacity="100%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top="0.423cm" fo:margin-bottom="0.071cm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cm" fo:margin-bottom="0.529cm" style:contextual-spacing="false"/>
      <style:text-properties fo:color="#17365d" loext:opacity="100%" fo:font-size="26pt" style:font-size-asian="26pt" style:font-size-complex="26pt"/>
    </style:style>
    <style:style style:name="Subtitle" style:family="paragraph" style:parent-style-name="Standard" style:next-style-name="Standard" style:class="chapter">
      <style:text-properties fo:color="#4f81bd" loext:opacity="100%" fo:font-style="italic" style:font-style-asian="italic"/>
    </style:style>
    <style:style style:name="Balloon_20_Text" style:display-name="Balloon Text" style:family="paragraph" style:parent-style-name="Standard" loext:linked-style-name="Balloon_20_Text_20_Char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title_20_paragraph" style:display-name="title paragraph" style:family="paragraph" style:parent-style-name="Heading_20_2" style:next-style-name="Standard">
      <style:paragraph-properties fo:margin-top="0.353cm" fo:margin-bottom="0cm" style:contextual-spacing="false" fo:text-align="start" style:justify-single-word="false"/>
      <style:text-properties fo:color="#3374ab" loext:opacity="100%" style:font-name="Noto Sans" fo:font-family="'Noto Sans'" style:font-family-generic="swiss" style:font-pitch="variable" fo:font-weight="bold" style:language-asian="en" style:country-asian="GB" style:font-weight-asian="bold" style:font-size-complex="16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color="#2a6099" loext:opacity="100%"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fo:color="#0000ff" loext:opacity="100%" style:font-name="Calibri1" fo:font-family="Calibri" style:font-family-generic="swiss" style:font-pitch="variable" fo:font-size="11pt" style:text-underline-style="solid" style:text-underline-width="auto" style:text-underline-color="font-color" style:font-size-asian="11pt" style:font-name-complex="Calibri2" style:font-family-complex="Calibri" style:font-family-generic-complex="system" style:font-pitch-complex="variable" style:font-size-complex="11pt"/>
    </style:style>
    <style:style style:name="ListLabel_20_20" style:display-name="ListLabel 20" style:family="text">
      <style:text-properties style:font-name="Calibri1" fo:font-family="Calibri" style:font-family-generic="swiss" style:font-pitch="variable" fo:font-size="11pt" style:font-size-asian="11pt" style:font-name-complex="Calibri2" style:font-family-complex="Calibri" style:font-family-generic-complex="system" style:font-pitch-complex="variable" style:font-size-complex="11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fo:color="#729fcf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_20__28_user_29_" style:display-name="Bullet Symbols (user)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image text:level="1" xlink:href="Pictures/100001BA00000164000001C8178CD34A.svg" xlink:type="simple" xlink:show="embed" xlink:actuate="onLoad">
        <style:list-level-properties text:list-level-position-and-space-mode="label-alignment" style:vertical-pos="middle" style:vertical-rel="line" fo:width="0.199cm" fo:height="0.349cm">
          <style:list-level-label-alignment text:label-followed-by="listtab" text:list-tab-stop-position="0.4cm" fo:text-indent="-0.4cm" fo:margin-left="0.4cm"/>
        </style:list-level-properties>
      </text:list-level-style-image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'Noto Sans Symbols'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Bullet_20_Symbols" loext:num-list-format="%3%" text:bullet-char="→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color="#999999" loext:opacity="100%" fo:font-size="9pt" officeooo:rsid="007d4adf" officeooo:paragraph-rsid="007d4adf" style:font-size-asian="9pt" style:font-size-complex="9pt"/>
    </style:style>
    <style:style style:name="MP2" style:family="paragraph" style:parent-style-name="Footer">
      <style:paragraph-properties fo:margin-top="0cm" fo:margin-bottom="0cm" style:contextual-spacing="false" fo:text-align="end" style:justify-single-word="false" fo:orphans="2" fo:widows="2" style:writing-mode="lr-tb"/>
      <style:text-properties fo:color="#999999" loext:opacity="100%" fo:font-size="9pt" officeooo:rsid="007d4adf" officeooo:paragraph-rsid="007d4adf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eter Smith Curriculum Vitae</text:p>
        <text:p text:style-name="MP2"><text:page-number text:select-page="current">2</text:page-number></text:p>
      </style:footer>
    </style:master-page>
    <style:master-page style:name="Endnot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2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140</meta:editing-cycles>
    <meta:creation-date>2019-04-22T12:44:00</meta:creation-date>
    <dc:date>2025-10-16T12:19:12.540067300</dc:date>
    <meta:editing-duration>PT16H4M47S</meta:editing-duration>
    <meta:generator>LibreOffice/25.8.1.1$Windows_X86_64 LibreOffice_project/54047653041915e595ad4e45cccea684809c77b5</meta:generator>
    <meta:print-date>2025-10-16T12:19:15.971190600</meta:print-date>
    <meta:printed-by>PDF files</meta:printed-by>
    <dc:description>Peter Smith CV</dc:description>
    <dc:title>Peter Smith CV</dc:title>
    <meta:document-statistic meta:table-count="0" meta:image-count="0" meta:object-count="0" meta:page-count="2" meta:paragraph-count="56" meta:word-count="795" meta:character-count="5183" meta:non-whitespace-character-count="4457"/>
    <meta:user-defined meta:name="AppVersion">16.0000</meta:user-defined>
    <meta:user-defined meta:name="ContentTypeId">0x010100967CC645D7BFB4408FB84E38B24792A2</meta:user-defined>
    <meta:template xlink:type="simple" xlink:actuate="onRequest" xlink:title="Normal.dotm" xlink:href=""/>
  </office:meta>
</office:document-meta>
</file>